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D000003911DEB2F3B65F7F7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9.081cm" svg:x="1.001cm" svg:y="5.31cm">
          <draw:image xlink:href="Pictures/100000010000038D000003911DEB2F3B65F7F74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3:16:28.731035059</meta:creation-date>
    <dc:date>2023-03-21T13:18:12.651531491</dc:date>
    <meta:editing-duration>PT1M44S</meta:editing-duration>
    <meta:editing-cycles>1</meta:editing-cycles>
    <meta:document-statistic meta:object-count="1"/>
    <meta:generator>LibreOffice/7.3.7.2$Linux_X86_64 LibreOffice_project/30$Build-2</meta:generator>
  </office:meta>
</office:document-meta>
</file>